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au1" style:family="table">
      <style:table-properties style:width="16.51cm" style:rel-width="100%" fo:margin-left="0.002cm" fo:margin-top="0cm" fo:margin-bottom="0cm" table:align="left" style:writing-mode="page"/>
    </style:style>
    <style:style style:name="Tableau1.A" style:family="table-column">
      <style:table-column-properties style:column-width="8.255cm" style:rel-column-width="32767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8e8e8" fo:padding-left="0.212cm" fo:padding-right="0.212cm" fo:padding-top="0.141cm" fo:padding-bottom="0.141cm" fo:border="0.1pt solid #cccccc">
        <style:background-image/>
      </style:table-cell-properties>
    </style:style>
    <style:style style:name="Tableau1.A2" style:family="table-cell">
      <style:table-cell-properties fo:padding-left="0.212cm" fo:padding-right="0.212cm" fo:padding-top="0.141cm" fo:padding-bottom="0.141cm" fo:border="0.1pt solid #cccccc"/>
    </style:style>
    <style:style style:name="Tableau1.B2" style:family="table-cell">
      <style:table-cell-properties fo:padding-left="0.212cm" fo:padding-right="0.212cm" fo:padding-top="0.141cm" fo:padding-bottom="0.141cm" fo:border="0.1pt solid #cccccc"/>
    </style:style>
    <style:style style:name="Tableau1.A3" style:family="table-cell">
      <style:table-cell-properties fo:padding-left="0.212cm" fo:padding-right="0.212cm" fo:padding-top="0.141cm" fo:padding-bottom="0.141cm" fo:border="0.1pt solid #cccccc"/>
    </style:style>
    <style:style style:name="Tableau1.B3" style:family="table-cell">
      <style:table-cell-properties fo:padding-left="0.212cm" fo:padding-right="0.212cm" fo:padding-top="0.141cm" fo:padding-bottom="0.141cm" fo:border="0.1pt solid #cccccc"/>
    </style:style>
    <style:style style:name="Tableau1.A4" style:family="table-cell">
      <style:table-cell-properties fo:padding-left="0.212cm" fo:padding-right="0.212cm" fo:padding-top="0.141cm" fo:padding-bottom="0.141cm" fo:border="0.1pt solid #cccccc"/>
    </style:style>
    <style:style style:name="Tableau1.B4" style:family="table-cell">
      <style:table-cell-properties fo:padding-left="0.212cm" fo:padding-right="0.212cm" fo:padding-top="0.141cm" fo:padding-bottom="0.141cm" fo:border="0.1pt solid #cccccc"/>
    </style:style>
    <style:style style:name="P1" style:family="paragraph" style:parent-style-name="Standard">
      <style:paragraph-properties fo:margin-top="0cm" fo:margin-bottom="0.353cm" style:contextual-spacing="false"/>
    </style:style>
    <style:style style:name="P2" style:family="paragraph" style:parent-style-name="Standard">
      <style:paragraph-properties fo:margin-top="0cm" fo:margin-bottom="0.353cm" style:contextual-spacing="false"/>
      <style:text-properties officeooo:rsid="000402e2" officeooo:paragraph-rsid="000791a0"/>
    </style:style>
    <style:style style:name="P3" style:family="paragraph" style:parent-style-name="Standard">
      <style:paragraph-properties fo:margin-top="0cm" fo:margin-bottom="0.353cm" style:contextual-spacing="false"/>
      <style:text-properties officeooo:paragraph-rsid="000791a0"/>
    </style:style>
    <style:style style:name="P4" style:family="paragraph" style:parent-style-name="Standard">
      <style:paragraph-properties fo:margin-top="0cm" fo:margin-bottom="0.353cm" style:contextual-spacing="false"/>
      <style:text-properties officeooo:rsid="0003a47c" officeooo:paragraph-rsid="000791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91a0"/>
    </style:style>
    <style:style style:name="T4" style:family="text">
      <style:text-properties officeooo:rsid="0003a47c"/>
    </style:style>
    <style:style style:name="T5" style:family="text">
      <style:text-properties officeooo:rsid="000477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uide d'utilisation Brevo</text:h>
      <text:p text:style-name="P1">Service d'envoi de SMS d'accusé de réception aux prospects.</text:p>
      <text:h text:style-name="Heading_20_2" text:outline-level="2">Accès au tableau de bord</text:h>
      <text:p text:style-name="P1">URL : https://app.brevo.com</text:p>
      <text:p text:style-name="P1">Identifiants : </text:p>
      <text:p text:style-name="P3">- <text:span text:style-name="T4">Mail : </text:span><text:a xlink:type="simple" xlink:href="mailto:contact.hautsommet@gmail.com" text:style-name="Internet_20_link" text:visited-style-name="Visited_20_Internet_20_Link"><text:span text:style-name="T4">contact.hautsommet@gmail.com</text:span></text:a></text:p>
      <text:p text:style-name="P3">- <text:span text:style-name="T4">Mot de passe : monguide13@</text:span></text:p>
      <text:p text:style-name="P2">Note : Vous pourrez toujours modifier l’adresse mail et le mot de passe comme bon vous semble.</text:p>
      <text:h text:style-name="Heading_20_2" text:outline-level="2">Informations du compte</text:h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Standard"><text:span text:style-name="T1">Élément</text:span></text:p>
          </table:table-cell>
          <table:table-cell table:style-name="Tableau1.A1" office:value-type="string">
            <text:p text:style-name="Standard"><text:span text:style-name="T1">Valeur</text:span></text:p>
          </table:table-cell>
        </table:table-row>
        <table:table-row table:style-name="Tableau1.1">
          <table:table-cell table:style-name="Tableau1.A2" office:value-type="string">
            <text:p text:style-name="Standard"><text:span text:style-name="T2">Nom expéditeur SMS</text:span></text:p>
          </table:table-cell>
          <table:table-cell table:style-name="Tableau1.B2" office:value-type="string">
            <text:p text:style-name="Standard"><text:span text:style-name="T2">HautSommet</text:span></text:p>
          </table:table-cell>
        </table:table-row>
        <table:table-row table:style-name="Tableau1.1">
          <table:table-cell table:style-name="Tableau1.A3" office:value-type="string">
            <text:p text:style-name="Standard"><text:span text:style-name="T2">Coût par SMS</text:span></text:p>
          </table:table-cell>
          <table:table-cell table:style-name="Tableau1.B3" office:value-type="string">
            <text:p text:style-name="Standard"><text:span text:style-name="T2">Environ 0.046 EUR</text:span></text:p>
          </table:table-cell>
        </table:table-row>
        <table:table-row table:style-name="Tableau1.1">
          <table:table-cell table:style-name="Tableau1.A4" office:value-type="string">
            <text:p text:style-name="Standard"><text:span text:style-name="T2">Clé API</text:span></text:p>
          </table:table-cell>
          <table:table-cell table:style-name="Tableau1.B4" office:value-type="string">
            <text:p text:style-name="Standard"><text:span text:style-name="T2">Stockée dans Make.com (ne pas modifier)</text:span></text:p>
          </table:table-cell>
        </table:table-row>
      </table:table>
      <text:h text:style-name="Heading_20_2" text:outline-level="2">Consulter le solde SMS</text:h>
      <text:p text:style-name="P1">1. Se connecter à Brevo.</text:p>
      <text:p text:style-name="P1">2. Cliquer sur Transactional dans le menu principal.</text:p>
      <text:p text:style-name="P1">3. Cliquer sur SMS.</text:p>
      <text:p text:style-name="P1">4. Le solde de crédits SMS s'affiche en haut.</text:p>
      <text:h text:style-name="Heading_20_2" text:outline-level="2">Acheter des crédits SMS</text:h>
      <text:p text:style-name="P1">1. Aller dans Transactional puis SMS.</text:p>
      <text:p text:style-name="P1">2. Cliquer sur Buy credits ou Acheter des crédits.</text:p>
      <text:p text:style-name="P1">3. Sélectionner le nombre de crédits souhaité.</text:p>
      <text:p text:style-name="P1">4. Procéder au paiement.</text:p>
      <text:h text:style-name="Heading_20_2" text:outline-level="2">Consulter l'historique des SMS</text:h>
      <text:p text:style-name="P1">1. Aller dans Transactional puis SMS.</text:p>
      <text:p text:style-name="P1"><text:soft-page-break/>2. Cliquer sur Logs ou Historique.</text:p>
      <text:p text:style-name="P1">3. La liste des SMS envoyés s'affiche avec leur statut.</text:p>
      <text:h text:style-name="Heading_20_2" text:outline-level="2">Configurer les alertes</text:h>
      <text:p text:style-name="P1">1. Aller dans les paramètres du compte.</text:p>
      <text:p text:style-name="P1">2. Activer les alertes de solde bas.</text:p>
      <text:p text:style-name="P1">3. Définir un seuil (exemple : 50 crédits).</text:p>
      <text:p text:style-name="P1">4. Renseigner l'adresse email pour recevoir les alertes.</text:p>
      <text:h text:style-name="Heading_20_2" text:outline-level="2">En cas de problème</text:h>
      <text:p text:style-name="P1">Si les SMS ne partent plus, vérifier le solde de crédits.</text:p>
      <text:p text:style-name="P1">Si le solde est à zéro, acheter des crédits.</text:p>
      <text:p text:style-name="P4">Sinon veuillez contacter le webmaster aux coordonnées suivantes :</text:p>
      <text:p text:style-name="P4">Mr Maachaoui</text:p>
      <text:p text:style-name="P4">Adresse mail : <text:a xlink:type="simple" xlink:href="mailto:smaachaoui@outlook.com" text:style-name="Internet_20_link" text:visited-style-name="Visited_20_Internet_20_Link">smaachaoui@outlook.com</text:a></text:p>
      <text:p text:style-name="P3"><text:span text:style-name="T4">Numéro de téléphone : 0664692855</text:span></text:p>
      <text:h text:style-name="Heading_20_2" text:outline-level="2">Support</text:h>
      <text:p text:style-name="P1">Documentation : https://help.brevo.com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fr" fo:country="FR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423cm" style:contextual-spacing="false"/>
      <style:text-properties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18cm" fo:margin-bottom="0.318cm" style:contextual-spacing="false"/>
      <style:text-properties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12cm" fo:margin-bottom="0.212cm" style:contextual-spacing="false"/>
      <style:text-properties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1-15T16:20:46.358000000</meta:creation-date>
    <dc:date>2026-01-15T17:45:54.529087558</dc:date>
    <meta:editing-duration>PT1S</meta:editing-duration>
    <meta:document-statistic meta:table-count="1" meta:image-count="0" meta:object-count="0" meta:page-count="2" meta:paragraph-count="45" meta:word-count="239" meta:character-count="1452" meta:non-whitespace-character-count="1257"/>
    <meta:generator>LibreOffice/24.2.7.2$Linux_X86_64 LibreOffice_project/420$Build-2</meta:generator>
  </office:meta>
</office:document-meta>
</file>